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CocoonPortlet.processAction( ActionRequest req , ActionResponse res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ManagedCocoonPortle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coonPortlet.manageException( RenderRequest req , RenderResponse res , Environment env , String uri , String title , String message , String description , Exception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anagedCocoonPortlet.getIni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CocoonPortlet.processTime( long t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nagedCocoonPortlet.render( RenderRequest req , RenderResponse res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ManagedCocoonPortlet.getInitParameter( String name , String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nagedCocoonPortlet.getInitParameterAsInteger( String name , int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dCocoonPortlet.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coonPortlet.init( PortletConfig conf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ManagedCocoonPortlet.initLogg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ManagedCocoonPortlet.getEnvironment( String servletPath , String pathInfo , String uri , RenderRequest req , Render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nagedCocoonPortlet.getEnvironment( String servletPath , String pathInfo , String uri , ActionRequest req , Action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nagedCocoonPortlet.getInitParameterAsBoolean( String name , boolean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CocoonPortlet.manageException( ActionRequest req , ActionResponse res , Environment env , String uri , String title , String message , String description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coonPortlet.getCoco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CocoonPortlet.getPathInfo( Port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